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20000004738000102.png"/>
  <manifest:file-entry manifest:media-type="image/png" manifest:full-path="Pictures/10000000000001E700000043F0ED5D39.png"/>
  <manifest:file-entry manifest:media-type="image/png" manifest:full-path="Pictures/10000000000003A00000016988F835BC.png"/>
  <manifest:file-entry manifest:media-type="image/png" manifest:full-path="Pictures/100000000000025F00000050F256A4B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ce style:name="OpenSymbol" svg:font-family="OpenSymbol"/>
    <style:font-face style:name="Tahoma1" svg:font-family="Tahoma"/>
    <style:font-face style:name="Palatino-Roman" svg:font-family="Palatino-Roman" style:font-family-generic="roman"/>
    <style:font-face style:name="Times New Roman1" svg:font-family="'Times New Roman'" style:font-family-generic="roman"/>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0" style:family="paragraph" style:parent-style-name="Text_20_body">
      <style:text-properties fo:font-weight="normal" style:font-weight-asian="normal" style:font-weight-complex="normal"/>
    </style:style>
    <style:style style:name="P21" style:family="paragraph" style:parent-style-name="Table_20_Heading">
      <style:paragraph-properties fo:margin-top="0cm" fo:margin-bottom="0.499cm" fo:text-align="start" style:justify-single-word="false"/>
    </style:style>
    <style:style style:name="P22" style:family="paragraph" style:parent-style-name="Text_20_body">
      <style:paragraph-properties fo:background-color="transparent">
        <style:background-image/>
      </style:paragraph-properties>
    </style:style>
    <style:style style:name="P23" style:family="paragraph" style:parent-style-name="Proposition">
      <style:paragraph-properties fo:background-color="transparent">
        <style:background-image/>
      </style:paragraph-properties>
    </style:style>
    <style:style style:name="P24" style:family="paragraph" style:parent-style-name="SourceCode">
      <style:text-properties fo:font-weight="bold" style:font-weight-asian="bold" style:font-weight-complex="bold"/>
    </style:style>
    <style:style style:name="P25" style:family="paragraph" style:parent-style-name="Standard" style:list-style-name="L2">
      <style:text-properties fo:font-size="12pt" style:font-size-asian="12pt" style:font-size-complex="12pt"/>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6">
      <style:paragraph-properties fo:margin-left="2.491cm" fo:margin-right="0cm" fo:text-indent="-0.635cm" style:auto-text-indent="false"/>
    </style:style>
    <style:style style:name="P35" style:family="paragraph" style:parent-style-name="Text_20_body">
      <style:paragraph-properties fo:margin-left="1.245cm" fo:margin-right="0cm" fo:text-indent="0cm" style:auto-text-indent="false"/>
    </style:style>
    <style:style style:name="P36" style:family="paragraph" style:parent-style-name="Proposition" style:list-style-name="L1">
      <style:paragraph-properties fo:background-color="transparent">
        <style:background-image/>
      </style:paragraph-properties>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6pt" style:font-name-asian="Times New Roman1" style:font-size-asian="6pt" style:font-name-complex="Times New Roman1" style:font-size-complex="6pt"/>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Arial1" fo:font-size="9pt" style:font-name-asian="Arial1" style:font-size-asian="9pt" style:font-name-complex="Arial1" style:font-size-complex="9pt"/>
    </style:style>
    <style:style style:name="T18" style:family="text">
      <style:text-properties style:font-name="Arial1" fo:font-size="9pt" fo:font-weight="bold" style:font-name-asian="Arial1" style:font-size-asian="9pt" style:font-weight-asian="bold" style:font-name-complex="Arial1" style:font-size-complex="9pt" style:font-weight-complex="bold"/>
    </style:style>
    <style:style style:name="T19" style:family="text">
      <style:text-properties style:font-name="Courier" style:font-name-asian="Courier" style:font-name-complex="Courier"/>
    </style:style>
    <style:style style:name="T20" style:family="text">
      <style:text-properties style:font-name="Courier" fo:font-size="10pt" style:font-name-asian="Courier" style:font-size-asian="10pt" style:font-name-complex="Courier" style:font-size-complex="10pt"/>
    </style:style>
    <style:style style:name="T21" style:family="text">
      <style:text-properties fo:background-color="transparent"/>
    </style:style>
    <style:style style:name="T22" style:family="text">
      <style:text-properties fo:background-color="#ffff00"/>
    </style:style>
    <style:style style:name="T23"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oRexx and Unicode</text:h>
      <text:p text:style-name="Text_20_body">Updated [JLF May 3, 2010]</text:p>
      <text:p text:style-name="Text_20_body">Updated [JLF May 4, 2010]</text:p>
      <text:p text:style-name="Text_20_body">Updated [JLF May 14, 2010]</text:p>
      <text:p text:style-name="Text_20_body">Updated [JLF May 27, 2010] m17n library (IBM review), PHP, PERL, Parrot</text:p>
      <text:p text:style-name="Text_20_body">Updated [JLF June 5, 2010] ICU</text:p>
      <text:p text:style-name="Text_20_body">Updated [JLF June 9, 2010] Falcon</text:p>
      <text:p text:style-name="Text_20_body">Updated [JLF July 23, 2010] Sandbox investigations</text:p>
      <text:p text:style-name="Text_20_body">Updated [JLF Sept 14, 2010] MacRuby</text:p>
      <text:p text:style-name="Text_20_body">Updated [JLF Sept 24, 2010] Review of NetRexx specification</text:p>
      <text:p text:style-name="Text_20_body">Updated [JLF May 27, 2012] HTML parsing : character encoding</text:p>
      <text:p text:style-name="Text_20_body">Updated [JLF Sep 30, 2012] Python Flexible String Representation</text:p>
      <text:p text:style-name="Text_20_body">Updated [JLF Sep 30, 2012] Article The importance of language-level abstract Unicode strings</text:p>
      <text:p text:style-name="Text_20_body">Updated [JLF Sep 30, 2012] Twitter : counting characters</text:p>
      <text:p text:style-name="Text_20_body">Updated [JLF Jan 06, 2013] UTR #36: Unicode Security Considerations</text:p>
      <text:p text:style-name="Text_20_body">Updated [JLF Jan 06, 2013] Unicode Fonts for Ancient Scripts</text:p>
      <text:p text:style-name="Text_20_body">Updated [JLF Feb 15, 2013] Character Sets</text:p>
      <text:p text:style-name="Text_20_body">Updated [JLF Feb 16, 2013] Parrot string encodings : debug mimebase64</text:p>
      <text:p text:style-name="Text_20_body">Updated [JLF Mar 15, 2013] Delphi and Unicode</text:p>
      <text:p text:style-name="Text_20_body">Updated [JLF Mar 15, 2013] Go and Unicode</text:p>
      <text:p text:style-name="Text_20_body">Updated [JLF Mar 15, 2013] .NET and Unicode</text:p>
      <text:p text:style-name="Text_20_body"/>
      <text:h text:style-name="Heading_20_2"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soft-page-break/></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23">In ooRexx, the encoding could be queried at runtime like that : .context~package~encoding</text:p>
      <text:p text:style-name="P23">[JLF May 4, 2010] Any constant string that appears in a source file (package) should be either :</text:p>
      <text:list xml:id="list2562219891743379077" text:style-name="L1">
        <text:list-item>
          <text:p text:style-name="P36">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36">This approach is not easy : all the string services should know how to work with any encoding. Ruby 1.9 has taken this approach, to investigate...</text:p>
        </text:list-item>
        <text:list-item>
          <text:p text:style-name="P36">or be converted immediatly to UTF-8. Then we need string services which supports only UTF-8 internally.</text:p>
        </text:list-item>
      </text:list>
      <text:p text:style-name="P23"><text:soft-page-break/>Any source which returns some strings (stream, queue, ...) should have a well-know encoding, and any string created by this source should either hold the encoding or be converted immediatly from it to UTF_8.</text:p>
      <text:p text:style-name="Standard"><text:span text:style-name="Question">But is it an ::option encoding="utf-8" ?</text:span></text:p>
      <text:p text:style-name="Standard"><text:span text:style-name="Question">or just a comment at the begining of the file ?</text:span></text:p>
      <text:p text:style-name="Standard">Since an ::option can be anywhere in the source file, and repeated several times, it doesn't seems to be a good candidate for that... Remains the comment.</text:p>
      <text:p text:style-name="Standard">[JLF May 3, 2010] After re-reading, I see that the same remark applies to the comment : can be anywhere in the source file, but must be at first or second line to become a magic comment.</text:p>
      <text:p text:style-name="Standard"/>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p text:style-name="Standard">[JLF May 3, 2010] The default encoding in Python is utf-8.</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7</text:bookmark-ref>) : replace char by wchar everywhere in the ooRexx sources.</text:p>
      <text:p text:style-name="P23">Probably not suitable for the whole interpreter, but could be something to consider for ooDialog. Currently, the "A" Windows API is called, and the conversion occurs there, inside Windows, based on the current locale. If compiling ooDialog with wide chars UTF-16, the "W" API could be called directly, making the dialogs Unicode-enabled. The conversion should be done by ooDialog internally, but the class UnicodeString may help...</text:p>
      <text:p text:style-name="P23">[JLF May 3, 2010] ooDialog should remain independant from ICU (unless we include ICU in the <text:soft-page-break/>delivery). Normally, we just need to use the _tcs family of C runtime functions. ICU services should be needed only for the implementation of the UnicodeString class.</text:p>
      <text:p text:style-name="P23">[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could pass UTF-8 string to ooDialog which would convert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6248974268386627080" text:style-name="L2">
        <text:list-item>
          <text:p text:style-name="P25">The UCS normalization model uses a unique character set, which is called Universal Character Set, to handle characters internally. Used by Perl, Python, Java, .NET, Windows, Mac OS X...</text:p>
        </text:list-item>
        <text:list-item>
          <text:p text:style-name="P26">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text:soft-page-break/>result, Ruby has a policy of not attempting to simply encode any inbound String into UTF-8.</text:p>
      <text:h text:style-name="Heading_20_3" text:outline-level="3">Cons</text:h>
      <text:p text:style-name="Text_20_body">More complex and slower than wide char.</text:p>
      <text:p text:style-name="Text_20_body"/>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2" text:outline-level="2">Darwin</text:h>
      <text:p text:style-name="Text_20_body"><text:a xlink:type="simple" xlink:href="http://icu.darwinports.com/">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4272625600771326064" text:style-name="L3">
        <text:list-item>
          <text:p text:style-name="P27">Unicode Programming Summary</text:p>
        </text:list-item>
        <text:list-item>
          <text:p text:style-name="P27">Using Generic-Text Mappings</text:p>
        </text:list-item>
        <text:list-item>
          <text:p text:style-name="P27">String Manipulation</text:p>
        </text:list-item>
        <text:list-item>
          <text:p text:style-name="P27">Files and Stream</text:p>
        </text:list-item>
        <text:list-item>
          <text:p text:style-name="P27">Windows &amp; Unicode</text:p>
        </text:list-item>
      </text:list>
      <text:p text:style-name="Text_20_body">The migration process was quite mechanical : </text:p>
      <text:list xml:id="list4571321406498945774" text:style-name="L4">
        <text:list-item>
          <text:p text:style-name="P28">replace char by gtchar everywhere.</text:p>
        </text:list-item>
        <text:list-item>
          <text:p text:style-name="P28">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28">compile often (in wide char mode), let the compiler tell you what's wrong, fix...</text:p>
        </text:list-item>
        <text:list-item>
          <text:p text:style-name="P28">sometimes you have to adapt the code, in particular at the boundaries of the API or when reading/writing streams. Here you have to manage the conversion between byte and wide chars. </text:p>
        </text:list-item>
        <text:list-item>
          <text:p text:style-name="P28">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7531518274844107850" text:style-name="L5">
        <text:list-item>
          <text:p text:style-name="P29">a version which uses byte chars internally, not Unicode enabled but 100% compatible with your previous version (assuming that you dont't use the "A" naming convention) </text:p>
        </text:list-item>
        <text:list-item>
          <text:p text:style-name="P29">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After much debate, we decided that the new Unicode product should only have a single type of <text:soft-page-break/>character as seen from the user’s point of view. Therefore, all character arrays contain one Unicode code point number for each character in the array. The system picks the smallest possible internal representation (1, 2 or 4-bytes), depending on the range of elements in the array – in the same way that Dyalog APL has always stored integers.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35"><text:s text:c="6"/>⎕UCS'こんにちは世界'</text:p>
      <text:p text:style-name="P35">12371 12435 12395 12385 12399 19990 30028</text:p>
      <text:p text:style-name="Text_20_body">The monadic function is self-inverse, and has the same definition as in APL2 implementation: a right argument of code points gives you a character array of the same shape:</text:p>
      <text:p text:style-name="P35"><text:s text:c="6"/>⎕UCS 123 9077 91 9035 9077 93 125</text:p>
      <text:p text:style-name="P35">{⍵[⍋⍵]}</text:p>
      <text:p text:style-name="Text_20_body">In Dyalog APL, ⎕UCS also accepts a left argument which must be the name of a UTF encoding. In this case, if the right argument is a character array, the numeric result contains the encoded data stream, and vice versa:</text:p>
      <text:p text:style-name="P35"><text:s text:c="6"/>'UTF-8' ⎕UCS '界'</text:p>
      <text:p text:style-name="P35">231 149 140</text:p>
      <text:p text:style-name="P35"><text:s text:c="6"/>'UTF-8' ⎕UCS 65 195 132</text:p>
      <text:p text:style-name="P35">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haracter Sets</text:h>
      <text:p text:style-name="Text_20_body">[JLF Feb 15, 2013]</text:p>
      <text:h text:style-name="Heading_20_3" text:outline-level="3"><text:soft-page-break/>IANA</text:h>
      <text:p text:style-name="Text_20_body"><text:a xlink:type="simple" xlink:href="http://www.iana.org/assignments/character-sets/character-sets.xml">http://www.iana.org/assignments/character-sets/character-sets.xml</text:a></text:p>
      <text:p text:style-name="Standard">Official names for character sets.</text:p>
      <text:p text:style-name="Standard"/>
      <text:p text:style-name="Standard"><text:a xlink:type="simple" xlink:href="http://www.firstobject.com/character-set-name-alias-code-page.htm">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1">string</text:span></text:span> to default to 16-bit Unicode encoding, and most libraries including the third party ones support Unicode. See Marco Cantù's <office:annotation><dc:creator>Jean-Louis Faucher</dc:creator><dc:date>2013-03-15T08:53:01</dc:date><text:p text:style-name="P37"><text:span text:style-name="T23">This is worth reading.</text:span></text:p></office:annotation><text:a xlink:type="simple" xlink:href="http://edn.embarcadero.com/article/38980">Delphi and Unicode</text:a>.</text:p>
      <text:p text:style-name="P22">Prior to Delphi 2009, the support for Unicode was limited, but there was <text:span text:style-name="Source_20_Text"><text:span text:style-name="T21">WideChar</text:span></text:span> and <text:span text:style-name="Source_20_Text"><text:span text:style-name="T21">WideString</text:span></text:span> to store the 16-bit encoded string. See <text:a xlink:type="simple" xlink:href="http://delphi.wikia.com/wiki/Unicode%5Fin%5FDelphi">Unicode in Delphi</text:a> for more info. </text:p>
      <text:p text:style-name="Text_20_body">Note, you can still develop bilingual CJKV application without using Unicode. For example, <text:a xlink:type="simple" xlink:href="http://en.wikipedia.org/wiki/Shift%2DJIS">Shift JIS</text:a> encoded string for Japanese can be stored using plain <text:span text:style-name="Source_20_Text"><text:span text:style-name="T21">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text:soft-page-break/>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text:soft-page-break/>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http://www.forth200x.org/xchar.html</text:a></text:p>
      <text:p text:style-name="Text_20_body"/>
      <text:h text:style-name="Heading_20_2" text:outline-level="2">Fonts</text:h>
      <text:p text:style-name="Text_20_body"><text:a xlink:type="simple" xlink:href="http://users.teilar.gr/~g1951d/">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p text:style-name="Text_20_body"><text:soft-page-break/>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605375612970531735" text:style-name="L6">
        <text:list-item>
          <text:p text:style-name="P30">File system uses Unicode (UTF-16)</text:p>
        </text:list-item>
        <text:list-item>
          <text:p text:style-name="P30">Each machine has a fixed ”system codepage”: a single- or variable-length (double-byte) character set</text:p>
        </text:list-item>
        <text:list-item>
          <text:p text:style-name="P30">Single-byte codepages: CP1252 etc. For European, Middle East languages, Thai, etc</text:p>
        </text:list-item>
        <text:list-item>
          <text:p text:style-name="P30">Double-byte codepages: In East Asia</text:p>
        </text:list-item>
        <text:list-item>
          <text:p text:style-name="P30">It's quite possible to have file names on a machine that can't be represented in the system codepage. Occurs in East Asia, and for Western Europeans who exchange documents with Greece, Russia, etc</text:p>
        </text:list-item>
        <text:list-item>
          <text:p text:style-name="P30">All file name APIs in the C library have two versions:</text:p>
        </text:list-item>
        <text:list-item>
          <text:p text:style-name="P34"><text:s text:c="4"/>normal one (fopen) uses system codepage,</text:p>
        </text:list-item>
        <text:list-item>
          <text:p text:style-name="P34"><text:s text:c="4"/>the wide character one (_wfopen) uses wchar_t</text:p>
        </text:list-item>
        <text:list-item>
          <text:p text:style-name="P30">But, forget all the above, just use UTF-8 and GLib</text:p>
        </text:list-item>
        <text:list-item>
          <text:p text:style-name="P30">GLib and GTK+ APIs use UTF-8</text:p>
        </text:list-item>
        <text:list-item>
          <text:p text:style-name="P30">gstdio wrappers for UTF-8 pathnames: g_open(), g_fopen(), g_dir_*(), g_stat() etc</text:p>
        </text:list-item>
        <text:list-item>
          <text:p text:style-name="P30">Other libraries like libxml2 and gettext don't expect UTF-8 pathnames</text:p>
        </text:list-item>
        <text:list-item>
          <text:p text:style-name="P30">Need to pass them system codepage filenames</text:p>
        </text:list-item>
        <text:list-item>
          <text:p text:style-name="P30">g_win32_locale_filename_from_utf8() should work in most cases for existing files.</text:p>
        </text:list-item>
      </text:list>
      <text:h text:style-name="Heading_20_2" text:outline-level="2">Go</text:h>
      <text:p text:style-name="Text_20_body">[JLF Mar 15, 2013]</text:p>
      <text:p text:style-name="Text_20_body"><text:a xlink:type="simple" xlink:href="http://golang.org/ref/spec">http://golang.org/ref/spec</text:a></text:p>
      <text:h text:style-name="Heading_20_3" text:outline-level="3">Source code representation</text:h>
      <text:p text:style-name="Text_20_body"><text:span text:style-name="T22">Source code is Unicode text encoded in </text:span><text:a xlink:type="simple" xlink:href="http://en.wikipedia.org/wiki/UTF-8"><text:span text:style-name="T22">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rune constant</text:a>, an integer value identifying a Unicode code point. A rune <text:soft-page-break/>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1">literal </text:span><text:span text:style-name="Source_20_Text"><text:span text:style-name="T21">'a'</text:span></text:span><text:span text:style-name="T21"> holds a single byte representing a literal </text:span><text:span text:style-name="Source_20_Text"><text:span text:style-name="T21">a</text:span></text:span><text:span text:style-name="T21">, Unicode U+0061, value </text:span><text:span text:style-name="Source_20_Text"><text:span text:style-name="T21">0x61</text:span></text:span><text:span text:style-name="T21">, while </text:span><text:span text:style-name="Source_20_Text"><text:span text:style-name="T21">'ä'</text:span></text:span><text:span text:style-name="T21"> holds two bytes (</text:span><text:span text:style-name="Source_20_Text"><text:span text:style-name="T21">0xc3</text:span></text:span><text:span text:style-name="T21"> </text:span><text:span text:style-name="Source_20_Text"><text:span text:style-name="T21">0xa4</text:span></text:span><text:span text:style-name="T21">) representing a literal </text:span><text:span text:style-name="Source_20_Text"><text:span text:style-name="T21">a</text:span></text:span><text:span text:style-name="T21">-dieresis, U+00E4, value </text:span><text:span text:style-name="Source_20_Text"><text:span text:style-name="T21">0xe4</text:span></text:span><text:span text:style-name="T21">.</text:span> </text:p>
      <text:h text:style-name="Heading_20_3" text:outline-level="3">String literals</text:h>
      <text:p text:style-name="Text_20_body">A string literal represents a <text:a xlink:type="simple" xlink:href="http://golang.org/ref/spec#Constants">string constant</text:a> obtained from concatenating a sequence of characters. There are two forms: raw string literals and interpreted string literals. </text:p>
      <text:p text:style-name="Text_20_body">Raw strin<text:span text:style-name="T21">g literals are character sequences between back quotes </text:span><text:span text:style-name="Source_20_Text"><text:span text:style-name="T21">``</text:span></text:span><text:span text:style-name="T21">. Within the quotes, any character is legal except back quote. The value of a raw string literal is the string composed of the uninterpreted (</text:span><text:span text:style-name="T22">implicitly UTF-8-encoded</text:span><text:span text:style-name="T21">) characters between the quotes; in particular, backslashes have no special meaning and the string may contain newlines. Carriage returns inside raw string literals are discarded from the raw string value. </text:span></text:p>
      <text:p text:style-name="Text_20_body"><text:span text:style-name="T21">Interpreted string literals are character sequences between double quotes </text:span><text:span text:style-name="Source_20_Text"><text:span text:style-name="T21">""</text:span></text:span><text:span text:style-name="T21">. The text between the quotes, which may not contain newlines, forms the value of the literal, with backslash escapes interpreted as they are in rune literals (except that </text:span><text:span text:style-name="Source_20_Text"><text:span text:style-name="T21">\'</text:span></text:span><text:span text:style-name="T21"> is illegal and </text:span><text:span text:style-name="Source_20_Text"><text:span text:style-name="T21">\"</text:span></text:span><text:span text:style-name="T21"> is legal), with the same restrictions. The three-digit octal (</text:span><text:span text:style-name="Source_20_Text"><text:span text:style-name="T21">\</text:span></text:span><text:span text:style-name="T4">nnn</text:span><text:span text:style-name="T21">) and two-digit hexadecimal (</text:span><text:span text:style-name="Source_20_Text"><text:span text:style-name="T21">\x</text:span></text:span><text:span text:style-name="T4">nn</text:span><text:span text:style-name="T21">) escapes represent individual </text:span><text:span text:style-name="T4">bytes</text:span><text:span text:style-name="T21"> of the resulting string; all other escapes represent the (possibly multi-byte) UTF-8 encoding of individual </text:span><text:span text:style-name="T4">characters</text:span><text:span text:style-name="T21">. Thus inside a string literal </text:span><text:span text:style-name="Source_20_Text"><text:span text:style-name="T21">\377</text:span></text:span><text:span text:style-name="T21"> and </text:span><text:span text:style-name="Source_20_Text"><text:span text:style-name="T21">\xFF</text:span></text:span><text:span text:style-name="T21"> represent a single byte </text:span><text:span text:style-name="T21">of value </text:span><text:span text:style-name="Source_20_Text"><text:span text:style-name="T21">0xFF</text:span></text:span><text:span text:style-name="T21">=255, while </text:span><text:span text:style-name="Source_20_Text"><text:span text:style-name="T21">ÿ</text:span></text:span><text:span text:style-name="T21">, </text:span><text:span text:style-name="Source_20_Text"><text:span text:style-name="T21">\u00FF</text:span></text:span><text:span text:style-name="T21">, </text:span><text:span text:style-name="Source_20_Text"><text:span text:style-name="T21">\U000000FF</text:span></text:span><text:span text:style-name="T21"> and </text:span><text:span text:style-name="Source_20_Text"><text:span text:style-name="T21">\xc3\xbf</text:span></text:span><text:span text:style-name="T21"> represent the two bytes </text:span><text:span text:style-name="Source_20_Text"><text:span text:style-name="T21">0xc3</text:span></text:span><text:span text:style-name="T21"> </text:span><text:span text:style-name="Source_20_Text"><text:span text:style-name="T21">0xbf</text:span></text:span><text:span text:style-name="T21">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2">On successive iterations, the index value will be the index of the first byte of successive UTF-8-encoded code points in the string</text:span><text:span text:style-name="T21">, and the second value, of type </text:span><text:span text:style-name="Source_20_Text"><text:span text:style-name="T21">rune</text:span></text:span><text:span text:style-name="T21">, will be the value of the corresponding code point. If the iteration encounters an invalid UTF-8 sequence, the second value will be </text:span><text:span text:style-name="Source_20_Text"><text:span text:style-name="T21">0xFFFD</text:span></text:span><text:span text:style-name="T21">,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www.serpentine.com/bos/files/haddock/text-icu/">http://www.serpentine.com/bos/files/haddock/text-icu/</text:a></text:p>
      <text:p text:style-name="Text_20_body"><text:a xlink:type="simple" xlink:href="http://hackage.haskell.org/package/text-icu">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http://hackage.haskell.org/package/unicode-normalization</text:a></text:p>
      <text:p text:style-name="Text_20_body"/>
      <text:p text:style-name="Text_20_body">uconv: String encoding conversion with ICU (experimental)</text:p>
      <text:p text:style-name="Text_20_body"><text:a xlink:type="simple" xlink:href="http://hackage.haskell.org/package/uconv">http://hackage.haskell.org/package/uconv</text:a></text:p>
      <text:p text:style-name="Text_20_body"/>
      <text:p text:style-name="Text_20_body"><text:soft-page-break/>text: An efficient packed Unicode text type.</text:p>
      <text:p text:style-name="Text_20_body"><text:a xlink:type="simple" xlink:href="http://hackage.haskell.org/package/text">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a xlink:type="simple" xlink:href="http://hackage.haskell.org/package/hxt-unicode">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http://www.whatwg.org/specs/web-apps/current-work/multipage/parsing.html</text:a></text:p>
      <text:p text:style-name="Text_20_body">Interesting section about character encoding.</text:p>
      <text:h text:style-name="Heading_20_2" text:outline-level="2"><text:soft-page-break/>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21">Charset</text:p>
          </table:table-cell>
          <table:table-cell table:style-name="Tableau1.A1" office:value-type="string">
            <text:p text:style-name="P21">Description</text:p>
          </table:table-cell>
        </table:table-row>
        <table:table-row>
          <table:table-cell table:style-name="Tableau1.A2"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2"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2"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2"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2"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2"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clozure.com/pipermail/openmcl-devel/2007-April/007487.html">http://clozure.com/pipermail/openmcl-devel/2007-April/007487.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https://groups.google.com/forum/?fromgroups=#!topic/comp.lang.lisp/l_8QOu52raI</text:a></text:p>
      <text:p text:style-name="Text_20_body">Unicode and Common Lisp</text:p>
      <text:p text:style-name="Text_20_body"/>
      <text:p text:style-name="Text_20_body"><text:soft-page-break/><text:a xlink:type="simple" xlink:href="http://www.franz.com/support/documentation/9.0/doc/iacl.htm">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http://lua-users.org/wiki/LuaUnicode</text:a></text:p>
      <text:p text:style-name="Text_20_body"/>
      <text:h text:style-name="Heading_20_2" text:outline-level="2">MacRuby</text:h>
      <text:p text:style-name="Text_20_body"><text:a xlink:type="simple" xlink:href="http://www.macruby.org/">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text:soft-page-break/>added once we approach 1.0.</text:p>
      <text:p text:style-name="Text_20_body"/>
      <text:p text:style-name="Text_20_body"><text:a xlink:type="simple" xlink:href="http://lists.macosforge.org/pipermail/macruby-devel/2009-April/001552.html">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http://msdn.microsoft.com/en-us/library/dd317756</text:a></text:p>
      <text:p text:style-name="Text_20_body"/>
      <text:h text:style-name="Heading_20_2" text:outline-level="2">.NET</text:h>
      <text:p text:style-name="Text_20_body">[JLF Mar 15,2013]</text:p>
      <text:p text:style-name="Text_20_body"><text:a xlink:type="simple" xlink:href="http://msdn.microsoft.com/en-us/library/system.string.length.aspx">http://msdn.microsoft.com/en-us/library/system.string.length.aspx</text:a></text:p>
      <text:p text:style-name="Text_20_body">The Length property returns the number of <text:a xlink:type="simple" xlink:href="http://msdn.microsoft.com/en-us/library/system.char.aspx">Char</text:a> objects in this instance, not the number of Unicode characters. The reason is that a Unicode character might be represented by more than one <text:a xlink:type="simple" xlink:href="http://msdn.microsoft.com/en-us/library/system.char.aspx">Char</text:a>. Use the <text:a xlink:type="simple" xlink:href="http://msdn.microsoft.com/en-us/library/system.globalization.stringinfo.aspx">System.Globalization.StringInfo</text:a> class to work with each Unicode character instead of each <text:a xlink:type="simple" xlink:href="http://msdn.microsoft.com/en-us/library/system.char.aspx">Char</text:a>. </text:p>
      <text:p text:style-name="Text_20_body"/>
      <text:p text:style-name="Text_20_body"><text:a xlink:type="simple" xlink:href="http://msdn.microsoft.com/en-us/library/system.globalization.stringinfo.aspx">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Heading_20_2" text:outline-level="2">Oracle</text:h>
      <text:p text:style-name="Text_20_body"><text:a xlink:type="simple" xlink:href="http://docs.oracle.com/cd/A91202_01/901_doc/server.901/a90236/ch5.htm">http://docs.oracle.com/cd/A91202_01/901_doc/server.901/a90236/ch5.htm</text:a></text:p>
      <text:p text:style-name="Text_20_body"/>
      <text:h text:style-name="Heading_20_2" text:outline-level="2">Parrot</text:h>
      <text:p text:style-name="Text_20_body">[JLF May 27, 2010]</text:p>
      <text:h text:style-name="Heading_20_3" text:outline-level="3">Essay</text:h>
      <text:p text:style-name="Text_20_body">What the heck is: A string</text:p>
      <text:p text:style-name="Text_20_body"><text:a xlink:type="simple" xlink:href="http://www.sidhe.org/~dan/blog/archives/000255.html">http://www.sidhe.org/~dan/blog/archives/000255.html</text:a></text:p>
      <text:p text:style-name="Text_20_body"/>
      <text:p text:style-name="Text_20_body"><text:soft-page-break/>Strings, some practical advice</text:p>
      <text:p text:style-name="Text_20_body"><text:a xlink:type="simple" xlink:href="http://www.sidhe.org/~dan/blog/archives/cat_parrot_notes.html#000256">http://www.sidhe.org/~dan/blog/archives/cat_parrot_notes.html#000256</text:a></text:p>
      <text:p text:style-name="Text_20_body"/>
      <text:p text:style-name="Text_20_body">The Pain of Text</text:p>
      <text:p text:style-name="Text_20_body"><text:a xlink:type="simple" xlink:href="http://www.sidhe.org/~dan/blog/archives/cat_parrot_notes.html#000294">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18"/>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text:span><text:span text:style-name="T3">of lookup), the maximum number of bytes that a single character will occupy in that encoding, as well as functions for manipulating strings with that encoding.</text:span> </text:p>
      <text:p text:style-name="SourceCode"><text:soft-page-break/><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text:soft-page-break/>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p text:style-name="Text_20_body"/>
      <text:p text:style-name="Text_20_body"><text:a xlink:type="simple" xlink:href="http://perldoc.perl.org/perlunifaq.html">http://perldoc.perl.org/perlunifaq.html</text:a></text:p>
      <text:p text:style-name="Text_20_body"/>
      <text:p text:style-name="Text_20_body"><text:a xlink:type="simple" xlink:href="http://stackoverflow.com/questions/6162484/why-does-modern-perl-avoid-utf-8-by-default">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http://www.perl.com/pub/2012/04/perlunicook-standard-preamble.html</text:a></text:p>
      <text:p text:style-name="Text_20_body">List of 44 recipes for working with Unicode in Perl 5 (by Perl guru Tom Christiansen)</text:p>
      <text:p text:style-name="Text_20_body"/>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text:a xlink:type="simple" xlink:href="http://www.slideshare.net/andreizm/the-good-the-bad-and-the-ugly-what-happened-to-unicode-and-php-6">http://www.slideshare.net/andreizm/the-good-the-bad-and-the-ugly-what-happened-to-unicode-and-php-6</text:a></text:p>
      <text:p text:style-name="Text_20_body"><text:a xlink:type="simple" xlink:href="http://lwn.net/Articles/379909/">http://lwn.net/Articles/379909/</text:a></text:p>
      <text:p text:style-name="Text_20_body"/>
      <text:p text:style-name="Text_20_body"/>
      <text:p text:style-name="Text_20_body"><text:soft-page-break/>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swtch.com/plan9port/">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http://swtch.com/plan9port/unix/</text:a></text:p>
      <text:p text:style-name="Text_20_body"/>
      <text:p text:style-name="List_20_Heading"><text:a xlink:type="simple" xlink:href="http://plan9.bell-labs.com/magic/man2html/2/rune">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http://docs.python.org/release/3.2/whatsnew/3.0.html#text-vs-data-instead-of-unicode-vs-8-bit</text:a></text:p>
      <text:p text:style-name="Text_20_body"/>
      <text:p text:style-name="Text_20_body"><text:a xlink:type="simple" xlink:href="http://docs.python.org/dev/howto/unicode.html">http://docs.python.org/dev/howto/unicode.html</text:a></text:p>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text:soft-page-break/></text:p>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h text:style-name="Heading_20_3" text:outline-level="3">Internals :</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text:soft-page-break/>#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24">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h text:style-name="Heading_20_2" text:outline-level="2">Reddit</text:h>
      <text:p text:style-name="Text_20_body"><text:a xlink:type="simple" xlink:href="http://www.reddit.com/r/programming/comments/hmtki/best_comment_about_unicode_support_in_programming/?utm_source=twitterfeed&amp;utm_medium=twitter">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a xlink:type="simple" xlink:href="http://blog.grayproductions.net/articles/understanding_m17n">http://blog.grayproductions.net/articles/understanding_m17n</text:a></text:p>
      <text:p text:style-name="Text_20_body"><text:a xlink:type="simple" xlink:href="http://blog.grayproductions.net/categories/character_encodings"/></text:p>
      <text:p text:style-name="Text_20_body">Articles in Character Encodings</text:p>
      <text:p text:style-name="Text_20_body"><text:a xlink:type="simple" xlink:href="http://blog.grayproductions.net/categories/character_encodings">http://blog.grayproductions.net/categories/character_encodings</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p text:style-name="Text_20_body"/>
      <text:p text:style-name="Text_20_body">A runnable document about ruby 1.9's multilingualization properties.</text:p>
      <text:p text:style-name="Text_20_body"><text:a xlink:type="simple" xlink:href="https://github.com/candlerb/string19">https://github.com/candlerb/string19</text:a> </text:p>
      <text:p text:style-name="Text_20_body"/>
      <text:p text:style-name="Text_20_body">[JLF May 14, 2010]</text:p>
      <text:p text:style-name="Text_20_body"><text:soft-page-break/>Oniguruma, a regular expression library which is standard with Ruby 1.9</text:p>
      <text:p text:style-name="Text_20_body"><text:a xlink:type="simple" xlink:href="http://oniguruma.rubyforge.org/">http://oniguruma.rubyforge.org/</text:a></text:p>
      <text:p text:style-name="Text_20_body"><text:a xlink:type="simple" xlink:href="http://redmine.ruby-lang.org/issues/show/1889">http://redmine.ruby-lang.org/issues/show/1889</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2462203453774971744" text:style-name="L7">
        <text:list-item>
          <text:p text:style-name="P31">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31">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text:soft-page-break/>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http://yehudakatz.com/2010/05/17/encodings-unabridged/</text:a></text:p>
      <text:p text:style-name="Text_20_body"/>
      <text:p text:style-name="Text_20_body">Character encoding auto-detection</text:p>
      <text:p text:style-name="Text_20_body"><text:a xlink:type="simple" xlink:href="http://github.com/speedmax/rchardet/tree">http://github.com/speedmax/rchardet/tree</text:a></text:p>
      <text:p text:style-name="Text_20_body"/>
      <text:h text:style-name="Heading_20_2" text:outline-level="2">Twitter</text:h>
      <text:p text:style-name="Text_20_body">[JLF Sep 30, 2012]</text:p>
      <text:p text:style-name="Text_20_body"><text:a xlink:type="simple" xlink:href="https://dev.twitter.com/docs/counting-characters">https://dev.twitter.com/docs/counting-characters</text:a></text:p>
      <text:p text:style-name="Text_20_body"><text:span text:style-name="T22">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http://unicode.org/reports/tr15/</text:a></text:p>
      <text:p text:style-name="Text_20_body"/>
      <text:h text:style-name="Heading_20_2" text:outline-level="2"><text:soft-page-break/>Unicode</text:h>
      <text:p text:style-name="Text_20_body"><text:a xlink:type="simple" xlink:href="http://www.unicode.org/glossary/">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p text:style-name="Text_20_body"/>
      <text:p text:style-name="Text_20_body"><text:a xlink:type="simple" xlink:href="http://www.unicode.org/reports/tr36">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UTF-8</text:h>
      <text:p text:style-name="Text_20_body"><text:a xlink:type="simple" xlink:href="http://www.cl.cam.ac.uk/~mgk25/ucs/utf-8-history.txt">http://www.cl.cam.ac.uk/~mgk25/ucs/utf-8-history.txt</text:a></text:p>
      <text:p text:style-name="Text_20_body"/>
      <text:p text:style-name="Text_20_body"><text:a xlink:type="simple" xlink:href="http://en.wikipedia.org/wiki/UTF-8">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Universal Character Set</text:a>). In November 2003 UTF-8 was restricted by <text:a xlink:type="simple" xlink:href="http://tools.ietf.org/html/rfc3629">RFC 3629</text:a> to end at <text:span text:style-name="T21">U+</text:span><text:span text:style-name="Source_20_Text"><text:span text:style-name="T21">10FFFF</text:span></text:span><text:span text:style-name="T21">, i</text:span>n order to match the constraints of the <text:a xlink:type="simple" xlink:href="http://en.wikipedia.org/wiki/UTF-16">UTF-16</text:a> character encoding. This removed all 5- and 6-byte sequences, and about half of the 4-byte sequences. </text:p>
      <text:p text:style-name="Text_20_body">So the answer is : 4 bytes...</text:p>
      <text:p text:style-name="Text_20_body"/>
      <text:p text:style-name="Text_20_body"><text:soft-page-break/>UTF-8 Everywhere</text:p>
      <text:p text:style-name="Text_20_body"><text:a xlink:type="simple" xlink:href="http://utf8everywhere.org/">http://utf8everywhere.org/</text:a></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z/OS &amp; z/VM</text:h>
      <text:p text:style-name="Text_20_body">Is ICU supported on z/OS and z/VM platforms?</text:p>
      <text:p text:style-name="Text_20_body"><text:a xlink:type="simple" xlink:href="http://marc.info/?l=icu&amp;m=106972546516697&amp;w=2">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http://scripts.sil.org</text:a></text:p>
      <text:p text:style-name="Text_20_body"/>
      <text:p text:style-name="Text_20_body">State of Text Rendering</text:p>
      <text:p text:style-name="Text_20_body"><text:a xlink:type="simple" xlink:href="http://behdad.org/text/">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http://www.debian.org/doc/manuals/intro-i18n/</text:a></text:p>
      <text:p text:style-name="Text_20_body"/>
      <text:p text:style-name="Text_20_body"><text:a xlink:type="simple" xlink:href="http://98.245.80.27/tcpc/OSCON2011/gbu/gbu.html">http://98.245.80.27/tcpc/OSCON2011/gbu/gbu.html</text:a></text:p>
      <text:p text:style-name="Text_20_body"/>
      <text:p text:style-name="Text_20_body"><text:soft-page-break/><text:a xlink:type="simple" xlink:href="http://www.alanwood.net/unicode/">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http://www.reddit.com/r/programming/comments/zyibm/the_importance_of_languagelevel_abstract_unicode/</text:a></text:p>
      <text:p text:style-name="Text_20_body">Some reddit comments :</text:p>
      <text:list xml:id="list3472401269884330733" text:style-name="L8">
        <text:list-item>
          <text:p text:style-name="P32">Text is a perfect example of data that can be operated on through many different views. It is simultaneously a sequence of code units in a particular encoding, a sequence of unicode characters, a sequence of <office:annotation><dc:creator>Auteur inconnu</dc:creator><dc:date>2012-09-30T15:02:41</dc:date><text:p text:style-name="P37"><text:span text:style-name="T23">combining character sequences</text:span></text:p></office:annotation>CCSes,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32">what you want is an iterator interface. Forget about the length - it doesn't matter.<text:line-break/> for c in chars(str)<text:line-break/> for g in glyphs(str)<text:line-break/> for b in bytes(str)</text:p>
        </text:list-item>
      </text:list>
      <text:p text:style-name="Text_20_body"/>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0">be much larger. The </text:span><text:span text:style-name="T15">Unicode</text:span><text:span text:style-name="T11">4 </text:span><text:span text:style-name="T10">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7">escape sequence</text:span>. An escape sequence starts with a <text:span text:style-name="T17">backslash </text:span>(“<text:span text:style-name="T19">\</text:span>”), which</text:p>
      <text:p text:style-name="P8">must then be followed immediately by one of the following (letters may</text:p>
      <text:p text:style-name="P9">be in either uppercase or lowercase):</text:p>
      <text:p text:style-name="P15">xhh <text:span text:style-name="T10">the escape sequence represents a character whose encoding is</text:span></text:p>
      <text:p text:style-name="P16"><text:span text:style-name="T10">given by the two hexadecimal digits (“</text:span>hh<text:span text:style-name="T10">”) following the “</text:span>x<text:span text:style-name="T10">”.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0">the escape sequence represents a character whose encoding is</text:span></text:p>
      <text:p text:style-name="P16"><text:span text:style-name="T10">given by the four hexadecimal digits (“</text:span>hhhh<text:span text:style-name="T10">”) following the “</text:span>u<text:span text:style-name="T10">”.</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4">If given, clauses following the </text:span><text:span text:style-name="T16">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9">'\u0080' </text:span><text:span text:style-name="T14">are represented</text:span></text:p>
      <text:p text:style-name="P12">using one byte (whose most-significant bit is 0), characters in the</text:p>
      <text:p text:style-name="P4"><text:span text:style-name="T14">range </text:span><text:span text:style-name="T19">'\u0080' </text:span><text:span text:style-name="T14">through </text:span><text:span text:style-name="T19">'\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9">x </text:span><text:span text:style-name="T14">are the least significant eleven bits of</text:span></text:p>
      <text:p text:style-name="P4"><text:span text:style-name="T14">the character, and characters in the range </text:span><text:span text:style-name="T19">'\u0800' </text:span><text:span text:style-name="T14">through </text:span><text:span text:style-name="T19">'\uFFFF'</text:span></text:p>
      <text:p text:style-name="P12">are encoded as three bytes, in the sequence of bits:</text:p>
      <text:p text:style-name="P16">1110xxxx 10xxxxxx 10xxxxxx</text:p>
      <text:p text:style-name="P2"><text:span text:style-name="T13">where the sixteen digits shown as </text:span><text:span text:style-name="T20">x </text:span><text:span text:style-name="T13">are the sixteen bits of the character.</text:span></text:p>
      <text:p text:style-name="P7"><text:span text:style-name="T3">If </text:span><text:span text:style-name="T18">noutf8 </text:span><text:span text:style-name="T3">is given, following clauses are assumed to comprise only Unicode</text:span></text:p>
      <text:p text:style-name="P8"><text:span text:style-name="T3">characters in the range </text:span><text:span text:style-name="T19">'\x00' </text:span><text:span text:style-name="T3">through </text:span><text:span text:style-name="T19">'\xFF'</text:span><text:span text:style-name="T3">, with the more significant</text:span></text:p>
      <text:p text:style-name="P13">byte of the encoding of each character being 0.</text:p>
      <text:p text:style-name="Text_20_body"/>
      <text:p text:style-name="Text_20_body">nlrdef p120</text:p>
      <text:p text:style-name="P7"><text:soft-page-break/>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4">string </text:span><text:span text:style-name="T10">(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0">The </text:span><text:span text:style-name="T19">c2x </text:span><text:span text:style-name="T10">method (see page 124) can be used to convert the encoding of</text:span></text:p>
      <text:p text:style-name="P9">a character to a hexadecimal representation.</text:p>
      <text:p text:style-name="P19">JLF : in ooRexx, the argument can be a string of any length. In NetRexx, the string is limited to one character. I don't see where is the problem. For me, this function iterates over the bytes of the string.</text:p>
      <text:p text:style-name="P6">c2x()</text:p>
      <text:p text:style-name="P8">Coded character to hexadecimal. Converts the encoding of the character</text:p>
      <text:p text:style-name="P4"><text:span text:style-name="T10">in </text:span><text:span text:style-name="T14">string </text:span><text:span text:style-name="T10">(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0">The </text:span><text:span text:style-name="T19">c2d </text:span><text:span text:style-name="T10">method (see page 124) can be used to convert the encoding of</text:span></text:p>
      <text:p text:style-name="P9">a character to a decimal number.</text:p>
      <text:p text:style-name="P19">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0">(Alphanumeric); returns 1 if </text:span><text:span text:style-name="T14">string </text:span><text:span text:style-name="T10">only contains characters from</text:span></text:p>
      <text:p text:style-name="P9">the ranges “a-z”, “A-Z”, and “0-9”.</text:p>
      <text:p text:style-name="P14">L <text:span text:style-name="T10">(Lowercase); returns 1 if </text:span><text:span text:style-name="T14">string </text:span><text:span text:style-name="T10">only contains characters from the</text:span></text:p>
      <text:p text:style-name="P9">range “a-z”.</text:p>
      <text:p text:style-name="P14">M <text:span text:style-name="T10">(Mixed case); returns 1 if </text:span><text:span text:style-name="T14">string </text:span><text:span text:style-name="T10">only contains characters from the</text:span></text:p>
      <text:p text:style-name="P9">ranges “a-z” and “A-Z”.</text:p>
      <text:p text:style-name="P14">U <text:span text:style-name="T10">(Uppercase); returns 1 if </text:span><text:span text:style-name="T14">string </text:span><text:span text:style-name="T10">only contains characters from the</text:span></text:p>
      <text:p text:style-name="P9">range “A-Z”.</text:p>
      <text:p text:style-name="P9"><text:span text:style-name="T1">Note: </text:span>The <text:span text:style-name="T19">datatype </text:span>method tests the meaning of the characters in a</text:p>
      <text:p text:style-name="P8">string, independent of the encoding of those characters. Extra letters</text:p>
      <text:p text:style-name="P8">and Extra digits cause <text:span text:style-name="T19">datatype </text:span>to return 0 except for the number tests</text:p>
      <text:p text:style-name="P8">(“<text:span text:style-name="T19">N</text:span>” and “<text:span text:style-name="T19">W</text:span>”), which treat extra digits whose value is in the range 0-9</text:p>
      <text:p text:style-name="P9">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nlrdef p127</text:p>
      <text:p text:style-name="P6">d2c()</text:p>
      <text:p text:style-name="P4"><text:span text:style-name="T10">Decimal to coded character. Converts the </text:span><text:span text:style-name="T14">string </text:span><text:span text:style-name="T10">(a NetRexx </text:span><text:span text:style-name="T14">number</text:span><text:span text:style-name="T10">) to</text:span></text:p>
      <text:p text:style-name="P8"><text:soft-page-break/>a single character, where the number is used as the encoding of the</text:p>
      <text:p text:style-name="P8">character.</text:p>
      <text:p text:style-name="P4"><text:span text:style-name="T14">string </text:span><text:span text:style-name="T10">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19">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0">between and including the character in </text:span><text:span text:style-name="T14">string </text:span><text:span text:style-name="T10">and the character in</text:span></text:p>
      <text:p text:style-name="P4"><text:span text:style-name="T14">final</text:span><text:span text:style-name="T10">. </text:span><text:span text:style-name="T14">string </text:span><text:span text:style-name="T10">and </text:span><text:span text:style-name="T14">final </text:span><text:span text:style-name="T10">must be single characters; if </text:span><text:span text:style-name="T14">string </text:span><text:span text:style-name="T10">is greater than</text:span></text:p>
      <text:p text:style-name="P4"><text:span text:style-name="T14">final</text:span><text:span text:style-name="T10">, an error is reported.</text:span></text:p>
      <text:p text:style-name="P11">Examples:</text:p>
      <text:p text:style-name="P16">'a'.sequence('f') == 'abcdef'</text:p>
      <text:p text:style-name="P16">'\0'.sequence('\x03') == '\x00\x01\x02\x03'</text:p>
      <text:p text:style-name="P15">'\ufffe'.sequence('\uffff') == '\ufffe\uffff'</text:p>
      <text:p text:style-name="Text_20_body"/>
      <text:p text:style-name="Text_20_body">nlrdef p141</text:p>
      <text:p text:style-name="P6">x2c()</text:p>
      <text:p text:style-name="P4"><text:span text:style-name="T10">Hexadecimal to coded character. Converts the </text:span><text:span text:style-name="T14">string </text:span><text:span text:style-name="T10">(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4">string </text:span><text:span text:style-name="T10">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0">The </text:span><text:span text:style-name="T19">d2c </text:span><text:span text:style-name="T10">method (see page 127) can be used to convert a NetRexx number</text:span></text:p>
      <text:p text:style-name="P9">to the encoding of a character.</text:p>
      <text:p text:style-name="P19">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10">The euro character (</text:span><text:span text:style-name="T19">'\u20ac'</text:span><text:span text:style-name="T10">) is now treated in the same way as the dollar</text:span></text:p>
      <text:p text:style-name="P8">character (that is, it may be used in the names of variables and other identifiers).</text:p>
      <text:p text:style-name="P8">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text:soft-page-break/></text:p>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6">options </text:span><text:span text:style-name="T10">instruction, it is checked and must match the compiler option</text:span></text:p>
      <text:p text:style-name="P2"><text:span text:style-name="T12">(this allows processing with or without the </text:span><text:span text:style-name="T18">utf8 </text:span><text:span text:style-name="T12">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http://ibm-netrexx.215625.n3.nabble.com/Re-Welcome-to-the-quot-Ibm-netrexx-quot-mailing-list-td680827.html#a683436</text:a></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  <text:line-break/>&gt; only to find that xrange() is conspicuous by its absence.   <text:line-break/>&gt; I'm not sure why. <text:line-break/>&gt; <text:line-break/>&gt; Mike, can you elaborate? <text:line-break/><text:line-break/>Forgot to add: also, the default call to xrange in Rexx returns 'all <text:line-break/><text:soft-page-break/>possible character encodings'; that would be a very long string in NetRexx. <text:line-break/><text:line-break/>Mike </text:p>
      <text:h text:style-name="Heading_20_3" text:outline-level="3"><text:a xlink:type="simple" xlink:href="http://ibm-netrexx.215625.n3.nabble.com/template/NamlServlet.jtp?macro=user_nodes&amp;user=29141">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1746.html">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line-break/><text:line-break/>Mike </text:p>
      <text:h text:style-name="Heading_20_3" text:outline-level="3"><text:a xlink:type="simple" xlink:href="http://ibm-netrexx.215625.n3.nabble.com/template/NamlServlet.jtp?macro=user_nodes&amp;user=28963">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text:line-break/>Rick </text:p>
      <text:h text:style-name="Heading_20_3" text:outline-level="3"><text:soft-page-break/><text:a xlink:type="simple" xlink:href="http://ibm-netrexx.215625.n3.nabble.com/template/NamlServlet.jtp?macro=user_nodes&amp;user=29279">Thomas.Schneider</text:a></text:h>
      <text:p text:style-name="Text_20_body">Hello Mike, <text:line-break/>  <text:line-break/>I am NOT sure whether I do understand your question at all. I simply <text:line-break/>repeatedly call <text:line-break/>your c2x, and concatenate the result together. And vice versa. But I do <text:line-break/>fill in <text:line-break/>leading Hex zeroes to pad the result of your 'c2x' to 32 bits  (4 Hex <text:line-break/>chars) per character, <text:line-break/>as far as I can remember ... <text:line-break/><text:line-break/>Thomas. </text:p>
      <text:p text:style-name="Text_20_body"/>
      <text:p text:style-name="P2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office:annotation><dc:creator>Jean-Louis Faucher</dc:creator><dc:date>2013-03-15T13:12:55</dc:date><text:p text:style-name="P37"><text:span text:style-name="T23">Warning : this wide-char version is derived from an older version of ooDialog (april 2010), and is no longer in sync with ooDialog 4.2.0 (the byte-char version).</text:span></text:p><text:p text:style-name="P37"><text:span text:style-name="T23"/></text:p><text:p text:style-name="P37"><text:span text:style-name="T23">I don't plan to redo this work.</text:span></text:p></office:annotation>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office:annotation><dc:creator>Jean-Louis Faucher</dc:creator><dc:date>2013-03-15T13:19:35</dc:date><text:p text:style-name="P37"><text:span text:style-name="T23">Parrot has simplified the internal representation : Charsets have been merged into encodings. Now they need only the encoding.</text:span></text:p><text:p text:style-name="P37"><text:span text:style-name="T23">The list of supported encodings is :</text:span></text:p><text:p text:style-name="P37"><text:span text:style-name="T24">ascii</text:span></text:p><text:p text:style-name="P37"><text:span text:style-name="T24">iso-8859-1</text:span></text:p><text:p text:style-name="P37"><text:span text:style-name="T24">binary</text:span></text:p><text:p text:style-name="P37"><text:span text:style-name="T24">utf8</text:span></text:p><text:p text:style-name="P37"><text:span text:style-name="T24">utf16</text:span></text:p><text:p text:style-name="P37"><text:span text:style-name="T24">ucs2</text:span></text:p><text:p text:style-name="P37"><text:span text:style-name="T24">ucs4</text:span></text:p><text:p text:style-name="P37"><text:span text:style-name="T23"/></text:p></office:annotation>charset/encoding implementation.</text:p>
      <text:p text:style-name="Text_20_body">The recognised values for charset are:</text:p>
      <text:list xml:id="list988750558394438658" text:style-name="L9">
        <text:list-item>
          <text:p text:style-name="P33">'iso-8859-1'</text:p>
        </text:list-item>
        <text:list-item>
          <text:p text:style-name="P33">'ascii'</text:p>
        </text:list-item>
        <text:list-item>
          <text:p text:style-name="P33">'binary'</text:p>
        </text:list-item>
        <text:list-item>
          <text:p text:style-name="P33">'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office:annotation><dc:creator>Jean-Louis Faucher</dc:creator><dc:date>2013-03-15T13:18:20</dc:date><text:p text:style-name="P37"><text:span text:style-name="T23">Better : utf-8</text:span></text:p></office:annotation>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office:annotation><dc:creator>Jean-Louis Faucher</dc:creator><dc:date>2013-03-15T13:18:49</dc:date><text:p text:style-name="P37"><text:span text:style-name="T23">Better : utf-8</text:span></text:p></office:annotation>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office:annotation><dc:creator>Jean-Louis Faucher</dc:creator><dc:date>2013-03-15T13:24:35</dc:date><text:p text:style-name="P37"><text:span text:style-name="T23">Better : utf-8</text:span></text:p></office:annotati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5">RexxSource::initBuffered :</text:span></text:p>
      <text:p text:style-name="Standard"><text:span text:style-name="T5"><text:s text:c="4"/></text:span><text:span text:style-name="T6">// neutralize shell '#!...'</text:span></text:p>
      <text:p text:style-name="P2"><text:span text:style-name="T7"><text:s text:c="4"/></text:span><text:span text:style-name="T8">if</text:span><text:span text:style-name="T7"> (start[0] == </text:span><text:span text:style-name="T9">'#'</text:span><text:span text:style-name="T7"> &amp;&amp; start[1] == </text:span><text:span text:style-name="T9">'!'</text:span><text:span text:style-name="T7">)</text:span></text:p>
      <text:p text:style-name="P3"><text:s text:c="4"/>{</text:p>
      <text:p text:style-name="P2"><text:span text:style-name="T7"><text:s text:c="8"/>memcpy(start, </text:span><text:span text:style-name="T9">"--"</text:span><text:span text:style-name="T7">,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office:annotation><dc:creator>Jean-Louis Faucher</dc:creator><dc:date>2013-03-15T13:26:16</dc:date><text:p text:style-name="P37"><text:span text:style-name="T23">No longer needed if utf-8 is the default.</text:span></text:p></office:annotation>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office:annotation><dc:creator>Jean-Louis Faucher</dc:creator><dc:date>2013-03-15T13:27:16</dc:date><text:p text:style-name="P37"><text:span text:style-name="T23">Better : utf-8</text:span></text:p></office:annotation>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ce style:name="OpenSymbol" svg:font-family="OpenSymbol"/>
    <style:font-face style:name="Tahoma1" svg:font-family="Tahoma"/>
    <style:font-face style:name="Palatino-Roman" svg:font-family="Palatino-Roman" style:font-family-generic="roman"/>
    <style:font-face style:name="Times New Roman1" svg:font-family="'Times New Roman'" style:font-family-generic="roman"/>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 style:font-size-asian="10pt" style:font-name-complex="Courier New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21H51M57S</meta:editing-duration>
    <meta:editing-cycles>349</meta:editing-cycles>
    <meta:generator>OpenOffice.org/3.4.1$Unix OpenOffice.org_project/341m1$Build-9593</meta:generator>
    <dc:date>2013-08-31T12:44:36</dc:date>
    <dc:creator>Jean-Louis Faucher</dc:creator>
    <meta:document-statistic meta:table-count="1" meta:image-count="4" meta:object-count="0" meta:page-count="41" meta:paragraph-count="895" meta:word-count="12127" meta:character-count="79958"/>
    <meta:user-defined meta:name="Info 1"/>
    <meta:user-defined meta:name="Info 2"/>
    <meta:user-defined meta:name="Info 3"/>
    <meta:user-defined meta:name="Info 4"/>
  </office:meta>
</office:document-meta>
</file>